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fo:font-size="44pt" style:font-size-asian="44pt" style:font-size-complex="44pt"/>
    </style:style>
    <style:style style:name="P3" style:family="paragraph" style:parent-style-name="Standard">
      <style:paragraph-properties fo:text-align="center" style:justify-single-word="false"/>
      <style:text-properties style:font-name="Calibri" fo:font-size="24pt" style:font-size-asian="24pt" style:font-size-complex="24pt"/>
    </style:style>
    <style:style style:name="P4" style:family="paragraph" style:parent-style-name="Standard">
      <style:paragraph-properties fo:text-align="start" style:justify-single-word="false"/>
      <style:text-properties style:font-name="Calibri" fo:font-size="12pt" style:font-size-asian="12pt" style:font-size-complex="12pt"/>
    </style:style>
    <style:style style:name="P5" style:family="paragraph" style:parent-style-name="Standard">
      <style:paragraph-properties fo:text-align="justify" style:justify-single-word="false"/>
      <style:text-properties style:font-name="Calibri" fo:font-size="12pt" style:font-size-asian="12pt" style:font-size-complex="12pt"/>
    </style:style>
    <style:style style:name="P6" style:family="paragraph" style:parent-style-name="Standard">
      <style:paragraph-properties fo:text-align="center" style:justify-single-word="false"/>
      <style:text-properties style:font-name="Calibri" fo:font-size="12pt" style:font-size-asian="12pt" style:font-size-complex="12pt"/>
    </style:style>
    <style:style style:name="P7" style:family="paragraph" style:parent-style-name="Standard">
      <style:paragraph-properties fo:text-align="justify" style:justify-single-word="false"/>
      <style:text-properties style:font-name="Consolas" fo:font-size="12pt" style:font-size-asian="12pt" style:font-size-complex="12pt"/>
    </style:style>
    <style:style style:name="P8" style:family="paragraph" style:parent-style-name="Standard">
      <style:paragraph-properties fo:text-align="justify" style:justify-single-word="false"/>
      <style:text-properties fo:color="#000000" style:font-name="Consolas1" fo:font-size="12pt" style:font-name-asian="Consolas1" style:font-size-asian="12pt" style:font-name-complex="Consolas1" style:font-size-complex="12pt"/>
    </style:style>
    <style:style style:name="P9" style:family="paragraph" style:parent-style-name="Standard" style:list-style-name="">
      <style:paragraph-properties style:text-autospace="none"/>
      <style:text-properties fo:color="#000000" style:font-name="Consolas1" fo:font-size="12pt" style:font-name-asian="Consolas1" style:font-size-asian="12pt" style:font-name-complex="Consolas1" style:font-size-complex="12pt"/>
    </style:style>
    <style:style style:name="P10" style:family="paragraph" style:parent-style-name="Standard" style:list-style-name="">
      <style:paragraph-properties style:text-autospace="none"/>
      <style:text-properties style:font-name="Consolas1" fo:font-size="12pt" style:font-size-asian="12pt" style:font-size-complex="12pt"/>
    </style:style>
    <style:style style:name="P11" style:family="paragraph" style:parent-style-name="Standard">
      <style:paragraph-properties fo:text-align="start" style:justify-single-word="false" fo:break-before="page"/>
      <style:text-properties style:font-name="Calibri"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nsolas" fo:font-style="normal" style:font-style-asian="normal" style:font-style-complex="normal"/>
    </style:style>
    <style:style style:name="T8" style:family="text">
      <style:text-properties style:font-name="Consolas" fo:font-style="normal" fo:font-weight="normal" style:font-style-asian="normal" style:font-weight-asian="normal" style:font-style-complex="normal" style:font-weight-complex="normal"/>
    </style:style>
    <style:style style:name="T9" style:family="text">
      <style:text-properties style:font-name="Calibri" fo:font-size="12pt" style:font-size-asian="12pt" style:font-size-complex="12pt"/>
    </style:style>
    <style:style style:name="T10" style:family="text">
      <style:text-properties fo:color="#000000" style:font-name-asian="Consolas1" style:font-name-complex="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How to Shiro</text:p>
      <text:p text:style-name="P3">Complete Guide</text:p>
      <text:p text:style-name="P3"/>
      <text:p text:style-name="P4"/>
      <text:p text:style-name="P11"/>
      <text:h text:style-name="Heading_20_1" text:outline-level="1">Getting Over the First Couple of Hurdles</text:h>
      <text:h text:style-name="Heading_20_2" text:outline-level="2"><text:tab/>Why Learn Shiro?</text:h>
      <text:p text:style-name="P5">Shiro is an obscure programming language that uses a syntax everyone hates and offers none of the type safety and general comfort that most people prefer in their development environments. <text:s/>So why on Earth should you learn it?</text:p>
      <text:p text:style-name="P5"/>
      <text:p text:style-name="P5">I'm only going to spend this one paragraph telling you about the benefits of learning some flavor of LISP, and how it makes you a better C# or Java or node or Scala programmer. <text:s/>LISP's syntax is an expression tree written out in code, it's what your compiler or interpreter builds to execute your code. <text:s/>Once you grok it, if you can write things faster and funner in shiro than in any other language.</text:p>
      <text:p text:style-name="P5"/>
      <text:p text:style-name="P5">Okay, evangelism over. <text:s/>Specifically, shiro was designed for a handful of purposes and it's very, very efficient and good at it. <text:s/>Making small web services (either for internal tools, or “mocked” services for automation testing or development), recurring DevOps processes, terminal/telnet style applications where you want to connect remotely and issue instructions, raw TCP/IP servers, and (because I love them), MUDs and MUSHes. <text:s/>Those last two are an obscure kind of online text game if you're curious.</text:p>
      <text:p text:style-name="P5"/>
      <text:p text:style-name="P5">I can make a full REST service in shiro with GET, PUT, POST, DELETE and PATCH in 3-4 lines of code depending on how you format it. <text:s/>No libraries are involved, none of the .NET stack or any other complex web host is involved, a very low level TCP/IP server with sufficient HTTP understanding to handle this is built right in to shiro. <text:s/>You don't need IIS, or even any third party packages. <text:s text:c="2"/>Seriously, here it is:</text:p>
      <text:p text:style-name="P5"/>
      <text:p text:style-name="P8"><text:tab/>(do </text:p>
      <text:p text:style-name="P9"><text:tab/><text:tab/>(def data '({id: 1, name: "Dan", age: 35}</text:p>
      <text:p text:style-name="P9"><text:tab/><text:tab/><text:tab/><text:tab/> <text:s text:c="2"/>{id: 2, name: "Dhiraj", age: 28}))</text:p>
      <text:p text:style-name="P9"><text:tab/><text:tab/>(http 8676 (route</text:p>
      <text:p text:style-name="P10"><text:span text:style-name="T10"><text:tab/><text:tab/><text:tab/> (rest $data id))))</text:span></text:p>
      <text:p text:style-name="P5"><text:span text:style-name="T9"/></text:p>
      <text:p text:style-name="P5">Shiro also lets you define objects right in-line, as you see in this example. <text:s/>Despite being a dynamic language shiro has some pretty fun object-oriented capabilities built in. <text:s/>As we'll see later you could add validation, persistence and other things right to your data store just by adding some implementors and mixins. </text:p>
      <text:p text:style-name="P5"/>
      <text:p text:style-name="P5">So basically, learn shiro if you want to be able to make simple web services practically instantly for some reason (it's great for web UI development. <text:s/>No more waiting on the back end guys!) or stand up small microservices without having a large infrastructure or reliance on a web host. <text:s/>If you want to write anything that you talk to using Telnet or a MUD client... <text:s/>definitely learn shiro. <text:s/>It's also great for scheduled tasks and middleware services.</text:p>
      <text:p text:style-name="P5"/>
      <text:p text:style-name="P5">But if you're just looking for a fun new language that will let you make all the same kinds of little utilities and helpful programs you'd made in your stodgy other languages... <text:s/>consider giving shiro a try. <text:s/><text:soft-page-break/>You'll never find a language that takes less syntax to get some pretty complicated things done.</text:p>
      <text:p text:style-name="P5"/>
      <text:p text:style-name="P5">Alright, on to the learning!</text:p>
      <text:p text:style-name="P5"><text:span text:style-name="T9"/></text:p>
      <text:h text:style-name="Heading_20_2" text:outline-level="2"><text:tab/>The Basics</text:h>
      <text:p text:style-name="P5">Generally speaking, shiro looks a lot like LISP, although small snippets can look more like JavaScript or some weird functional language. <text:s/>Shiro also <text:span text:style-name="T1">works</text:span><text:span text:style-name="T4"> a lot like LISP, although not completely. <text:s/>I like to think of it as a kind of LispScript. <text:s/>While you use text to code in shiro, all your code is actually in the form a lists... <text:s/>the simple syntax the language uses is just an easy way to express lists in text. <text:s/>Let's mess around with a simple hello world type example. <text:s/>You can follow along in the REPL by just running 'shiro' in the console without any arguments. <text:s/>You might want to include the -sr command line argument to see the result of the code you evaluate, but that's optional.</text:span></text:p>
      <text:p text:style-name="P5"><text:span text:style-name="T4"/></text:p>
      <text:p text:style-name="P5"><text:span text:style-name="T4">Now type this:</text:span></text:p>
      <text:p text:style-name="P5"><text:span text:style-name="T4"/></text:p>
      <text:p text:style-name="P5"><text:span text:style-name="T4"><text:tab/></text:span><text:span text:style-name="T7">print 'Hello Nurse!'</text:span></text:p>
      <text:p text:style-name="P5"><text:span text:style-name="T4"/></text:p>
      <text:p text:style-name="P5"><text:span text:style-name="T4">and press Enter twice. <text:s/>If you've ever programmed anything before you probably had a good idea what was going to happen, and lo-and-behold, it happened! <text:s/>But what was all that crap I said about everything being a list? <text:s/>That's not a list, it's just print hello world, the same thing you write in every other language whose print isn't a function call.</text:span></text:p>
      <text:p text:style-name="P5"><text:span text:style-name="T4"/></text:p>
      <text:p text:style-name="P5"><text:span text:style-name="T4">Well, shiro likes to be helpful, so it will wrap your top-level commands in a list for you if you forget. <text:s/>The actual, syntactically-correct way to do the above is this:</text:span></text:p>
      <text:p text:style-name="P5"><text:span text:style-name="T4"/></text:p>
      <text:p text:style-name="P5"><text:span text:style-name="T4"><text:tab/>(</text:span><text:span text:style-name="T7">print 'Hello Nurse!')</text:span></text:p>
      <text:p text:style-name="P5"><text:span text:style-name="T4"/></text:p>
      <text:p text:style-name="P5"><text:span text:style-name="T4">Which if you type and execute you'll see has the same result. <text:s/>The parenthesis tell shiro that we're starting a list, and then everything in it is parsed into a separate element. <text:s/>The list for this command looks like this:</text:span></text:p>
      <text:p text:style-name="P5"><text:span text:style-name="T4"/></text:p>
      <text:p text:style-name="P5"><text:span text:style-name="T4"><text:tab/>print</text:span></text:p>
      <text:p text:style-name="P5"><text:span text:style-name="T4"><text:tab/>hello world</text:span></text:p>
      <text:p text:style-name="P5"><text:span text:style-name="T4"/></text:p>
      <text:p text:style-name="P5"><text:span text:style-name="T4">Now the first thing in a list in shiro is a keyword (it can also be called a command), in this case 'print'. <text:s/>Lists are evaluated in shiro by looking at the keyword and then doing whatever that keyword is supposed to do. <text:s/>print is a fun keyword because it can take any number of arguments, so you can print a bunch of lines pretty easily:</text:span></text:p>
      <text:p text:style-name="P5"><text:span text:style-name="T4"/></text:p>
      <text:p text:style-name="P5"><text:span text:style-name="T4"><text:tab/></text:span><text:span text:style-name="T7">(print 'This is a line' 'And this is a line' 'Guess what this is?')</text:span></text:p>
      <text:p text:style-name="P5"><text:span text:style-name="T4"/></text:p>
      <text:p text:style-name="P5">Now if you're using the -sr command line argument that I talked about above, you might notice that the result of that list (which you can think of as its “return value”), is 'Guess what this is?'. <text:s/>print returns the last thing it printed. <text:s/>You won't often use the result of evaluating a print command, but <text:soft-page-break/>keep in mind that all lists in shiro evaluate to <text:span text:style-name="T1">something</text:span><text:span text:style-name="T4">, even if the keyword you're using doesn't seem like one that should.</text:span></text:p>
      <text:p text:style-name="P5"><text:span text:style-name="T4"/></text:p>
      <text:p text:style-name="P5"><text:span text:style-name="T4">Let's say I want to print a list, I might do something like this:</text:span></text:p>
      <text:p text:style-name="P5"><text:span text:style-name="T4"/></text:p>
      <text:p text:style-name="P5"><text:span text:style-name="T4"><text:tab/></text:span><text:span text:style-name="T7">(print (1 2 3))<text:tab/><text:tab/>; wrong</text:span></text:p>
      <text:p text:style-name="P5"><text:span text:style-name="T4"/></text:p>
      <text:p text:style-name="P5"><text:span text:style-name="T4">And as the comment implies, I'd be very, very wrong to do so and shiro will yell at me about it. <text:s/>By the way, comments in shiro start with semicolons and run either until the end of the line, or the next semi-colon. <text:s/>There are no multi line comments, just put them in qnop lists or put semicolons at the beginning of each line.</text:span></text:p>
      <text:p text:style-name="P5"><text:span text:style-name="T4"/></text:p>
      <text:p text:style-name="P5"><text:span text:style-name="T4">But nevermind that, why is that example wrong? <text:s/>If you paid very, very careful attention to what I've taught you so far (or you know Lisp, or you read the error that the shiro REPL prints out) you can probably figure it out. <text:s/>I said the first thing in a list is the keyword for that list, and '1' is not a shiro keyword. <text:s/>The list we tried to evaluate looked like this:</text:span></text:p>
      <text:p text:style-name="P5"><text:span text:style-name="T4"/></text:p>
      <text:p text:style-name="P5"><text:span text:style-name="T4"><text:tab/>print</text:span></text:p>
      <text:p text:style-name="P5"><text:span text:style-name="T4"><text:tab/><text:tab/>1</text:span></text:p>
      <text:p text:style-name="P5"><text:span text:style-name="T4"><text:tab/><text:tab/>2</text:span></text:p>
      <text:p text:style-name="P5"><text:span text:style-name="T4"><text:tab/><text:tab/>3</text:span></text:p>
      <text:p text:style-name="P5"><text:span text:style-name="T4"/></text:p>
      <text:p text:style-name="P5"><text:span text:style-name="T4">And when shiro got to that second list it tried to evaluate it and threw up its hands in frustration because it couldn't. <text:s/>If you want a list that's just a list of stuff (like in this example), it's called a </text:span><text:span text:style-name="T1">quoted list</text:span><text:span text:style-name="T4">. <text:s/>They're awesome and useful for a lot of things, but be careful never to try to evaluate them. <text:s/>You can quote a list using the quote command, so:</text:span></text:p>
      <text:p text:style-name="P5"><text:span text:style-name="T4"/></text:p>
      <text:p text:style-name="P5"><text:span text:style-name="T7"><text:tab/>(print (quote 1 2 3))</text:span></text:p>
      <text:p text:style-name="P5"><text:span text:style-name="T4"/></text:p>
      <text:p text:style-name="P5"><text:span text:style-name="T4">Which doesn't break shiro and should have the result you were expecting. <text:s/>You use quoted lists a lot, and typing </text:span><text:span text:style-name="T5">five</text:span><text:span text:style-name="T2"> </text:span><text:span text:style-name="T6">whole letters every time is annoying, so there's a shortcut to do it, just use the single-quote on your keyboard </text:span><text:span text:style-name="T3">before the list-opening parenthesis</text:span><text:span text:style-name="T6">, like so:</text:span></text:p>
      <text:p text:style-name="P5"><text:span text:style-name="T6"/></text:p>
      <text:p text:style-name="P5"><text:span text:style-name="T8"><text:tab/>(print '(1 2 3))</text:span></text:p>
      <text:p text:style-name="P5"><text:span text:style-name="T6"/></text:p>
      <text:p text:style-name="P5"><text:span text:style-name="T6">Every shiro program (including something you evaluate on the REPL) is a single list. <text:s/>If you try to do something like:</text:span></text:p>
      <text:p text:style-name="P5"><text:span text:style-name="T6"/></text:p>
      <text:p text:style-name="P7"><text:span text:style-name="T6"><text:tab/>(print 'hello world')</text:span></text:p>
      <text:p text:style-name="P7"><text:span text:style-name="T6"><text:tab/>(print 'oh yeah and hello universe too')</text:span></text:p>
      <text:p text:style-name="P7"><text:span text:style-name="T6"/></text:p>
      <text:p text:style-name="P5"><text:span text:style-name="T6">You receive the most instructive error message of all time (well, not really. <text:s/>Shiro is big on instructive, helpful error messages):</text:span></text:p>
      <text:p text:style-name="P5"><text:span text:style-name="T6"/></text:p>
      <text:p text:style-name="P6"><text:span text:style-name="T8">[error] Sibling peered list passed for evaluation –</text:span></text:p>
      <text:p text:style-name="P6"><text:span text:style-name="T8">you are probably missing a 'do' keyword</text:span></text:p>
      <text:p text:style-name="P4"><text:soft-page-break/><text:span text:style-name="T8"/></text:p>
      <text:p text:style-name="P5"><text:span text:style-name="T6">As the error implies, you need to turn your multiple-lists into a single list, and you can use the do keyword for that. <text:s/>I'm sure you already figured it out, but it looks like this:</text:span></text:p>
      <text:p text:style-name="P5"><text:span text:style-name="T6"/></text:p>
      <text:p text:style-name="P7"><text:span text:style-name="T6"><text:tab/>(do</text:span></text:p>
      <text:p text:style-name="P7"><text:span text:style-name="T6"><text:tab/><text:tab/>(print 'hello world')</text:span></text:p>
      <text:p text:style-name="P7"><text:span text:style-name="T6"><text:tab/><text:tab/>(print 'oh yeah and hello universe too'))</text:span></text:p>
      <text:p text:style-name="P7"><text:span text:style-name="T6"/></text:p>
      <text:p text:style-name="P5"><text:span text:style-name="T6">Like print, do evaluates to whatever the last thing in it evaluates to. <text:s/>Strings are pretty JavaScripty. <text:s/>You can use either double or single quotes for them (allowing you to use the other kind of quote inside the string). <text:s/>They can also have line breaks in them. <text:s/>There are several escape characters you can use in a string, like %n (newline). <text:s/>We'll list them all out later. <text:s/>Here's a little snippet that shows off a few of these attributes:</text:span></text:p>
      <text:p text:style-name="P5"><text:span text:style-name="T6"/></text:p>
      <text:p text:style-name="P8"><text:span text:style-name="T6"><text:tab/>(print "Strings can have%s</text:span></text:p>
      <text:p text:style-name="P9"><text:tab/><text:tab/>line breaks in them , and also%s</text:p>
      <text:p text:style-name="P9"><text:tab/><text:tab/>can include the 'other kind' of quote. <text:s/>You can escape the%s</text:p>
      <text:p text:style-name="P10"><text:span text:style-name="T10"><text:tab/><text:tab/>quote you used for the string %"like this%"")</text:span></text:p>
      <text:p text:style-name="P5"><text:span text:style-name="T6"/></text:p>
      <text:p text:style-name="P5"><text:span text:style-name="T6">Alright, that's literally all you need to know to start learning shiro. <text:s/>There aren't any other weird syntaxes you need to learn, no other rules of grammar. <text:s/>You just make lists, and then evaluate each other and ultimately result in doing something.</text:span></text:p>
      <text:p text:style-name="P5"><text:span text:style-name="T6"/></text:p>
      <text:h text:style-name="Heading_20_2" text:outline-level="2"><text:tab/>In Which Things Start to Become a Little Bit Scary</text:h>
      <text:p text:style-name="P5">asdasdasdasd</text:p>
      <text:p text:style-name="P5"><text:span text:style-name="T6"/></text:p>
      <text:p text:style-name="P5"><text:span text:style-name="T6"/></text:p>
      <text:p text:style-name="P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2-21T13:50:57.80</dc:date>
    <meta:generator>OpenOffice/4.1.7$Win32 OpenOffice.org_project/417m1$Build-9800</meta:generator>
    <meta:document-statistic meta:table-count="0" meta:image-count="0" meta:object-count="0" meta:page-count="5" meta:paragraph-count="60" meta:word-count="1484" meta:character-count="8286"/>
    <meta:editing-duration>PT53M48S</meta:editing-duration>
    <meta:editing-cycles>1</meta:editing-cycles>
  </office:meta>
</office:document-meta>
</file>